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6416" officeooo:paragraph-rsid="00136416"/>
    </style:style>
    <style:style style:name="P2" style:family="paragraph" style:parent-style-name="Standard">
      <style:text-properties officeooo:rsid="00136416" officeooo:paragraph-rsid="00146739"/>
    </style:style>
    <style:style style:name="P3" style:family="paragraph" style:parent-style-name="Standard">
      <style:paragraph-properties fo:text-align="start" style:justify-single-word="false"/>
      <style:text-properties officeooo:rsid="00146739" officeooo:paragraph-rsid="00146739"/>
    </style:style>
    <style:style style:name="P4" style:family="paragraph" style:parent-style-name="Standard">
      <style:text-properties officeooo:paragraph-rsid="0016ef9f"/>
    </style:style>
    <style:style style:name="P5" style:family="paragraph" style:parent-style-name="Standard">
      <style:text-properties officeooo:rsid="001638f6" officeooo:paragraph-rsid="001638f6"/>
    </style:style>
    <style:style style:name="P6" style:family="paragraph" style:parent-style-name="Standard" style:list-style-name="L1">
      <style:text-properties officeooo:rsid="00146739" officeooo:paragraph-rsid="00146739"/>
    </style:style>
    <style:style style:name="T1" style:family="text">
      <style:text-properties officeooo:rsid="0014673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ésentation de l’Entreprise</text:p>
      <text:p text:style-name="P4">SAÉ S1.04:</text:p>
      <text:p text:style-name="Standard"/>
      <text:p text:style-name="P2"><text:span text:style-name="T1">L’e</text:span>ntreprise est une entreprise de location d<text:span text:style-name="T1">e voitures basés à Clermont-Ferrand,</text:span> <text:span text:style-name="T1">on opére en France et dans plusieurs autres pays dans le monde (UE et hors UE), avec 7 magasins situés à :</text:span></text:p>
      <text:list text:style-name="L1">
        <text:list-item>
          <text:p text:style-name="P6">Clermont-Ferrand</text:p>
        </text:list-item>
        <text:list-item>
          <text:p text:style-name="P6">Los Angeles</text:p>
        </text:list-item>
        <text:list-item>
          <text:p text:style-name="P6">Paris</text:p>
        </text:list-item>
        <text:list-item>
          <text:p text:style-name="P6">Berlin</text:p>
        </text:list-item>
      </text:list>
      <text:p text:style-name="P3"/>
      <text:p text:style-name="P3">Nous louons des voitures sportives (pas des voitures de luxe), Nous avons des accords avec plusieurs marques tels quels que : BMW, Audi et Volkswagen, nous louons plusieurs autres marques de produits,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08:56:30.772497970</meta:creation-date>
    <dc:date>2024-10-23T11:32:59.717102206</dc:date>
    <meta:editing-duration>PT1H41M38S</meta:editing-duration>
    <meta:editing-cycles>7</meta:editing-cycles>
    <meta:generator>LibreOffice/7.4.7.2$Linux_X86_64 LibreOffice_project/40$Build-2</meta:generator>
    <meta:document-statistic meta:table-count="0" meta:image-count="0" meta:object-count="0" meta:page-count="1" meta:paragraph-count="8" meta:word-count="79" meta:character-count="468" meta:non-whitespace-character-count="401"/>
  </office:meta>
</office:document-meta>
</file>